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5"/>
        <table:table-column table:style-name="co3" table:default-cell-style-name="ce7"/>
        <table:table-column table:style-name="co3" table:default-cell-style-name="ce9"/>
        <table:table-column table:style-name="co3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new units:</text:p>
          </table:table-cell>
          <table:table-cell office:value-type="string">
            <text:p>si factor</text:p>
          </table:table-cell>
          <table:table-cell/>
          <table:table-cell office:value-type="string">
            <text:p>offset in orig units</text:p>
          </table:table-cell>
          <table:table-cell table:number-columns-repeated="6"/>
        </table:table-row>
        <table:table-row table:style-name="ro1">
          <table:table-cell office:value-type="string">
            <text:p>norm_sec = ms</text:p>
          </table:table-cell>
          <table:table-cell table:style-name="ce2" office:value-type="float" office:value="0.001">
            <text:p>1.00E-003</text:p>
          </table:table-cell>
          <table:table-cell office:value-type="string">
            <text:p>sec</text:p>
          </table:table-cell>
          <table:table-cell table:number-columns-repeated="7"/>
        </table:table-row>
        <table:table-row table:style-name="ro1">
          <table:table-cell office:value-type="string">
            <text:p>norm_volt = -100..+100mV</text:p>
          </table:table-cell>
          <table:table-cell office:value-type="float" office:value="0.1">
            <text:p>0.1</text:p>
          </table:table-cell>
          <table:table-cell office:value-type="string">
            <text:p>volt</text:p>
          </table:table-cell>
          <table:table-cell office:value-type="float" office:value="-0.1">
            <text:p>-0.1</text:p>
          </table:table-cell>
          <table:table-cell table:number-columns-repeated="6"/>
        </table:table-row>
        <table:table-row table:style-name="ro1">
          <table:table-cell office:value-type="string">
            <text:p>norm amp = .001 A?</text:p>
          </table:table-cell>
          <table:table-cell table:style-name="ce2" office:value-type="float" office:value="0.00000001">
            <text:p>1.00E-008</text:p>
          </table:table-cell>
          <table:table-cell office:value-type="string">
            <text:p>amp</text:p>
          </table:table-cell>
          <table:table-cell table:number-columns-repeated="7"/>
        </table:table-row>
        <table:table-row table:style-name="ro1">
          <table:table-cell office:value-type="string">
            <text:p>norm siemens</text:p>
          </table:table-cell>
          <table:table-cell table:style-name="ce3" table:formula="of:=[.B5]/[.B4]" office:value-type="float" office:value="0.0000001">
            <text:p>1.00E-07</text:p>
          </table:table-cell>
          <table:table-cell office:value-type="string">
            <text:p>siemens</text:p>
          </table:table-cell>
          <table:table-cell table:number-columns-repeated="7"/>
        </table:table-row>
        <table:table-row table:style-name="ro1">
          <table:table-cell office:value-type="string">
            <text:p>norm farads</text:p>
          </table:table-cell>
          <table:table-cell table:style-name="ce3" table:formula="of:=([.$B$3]*[.$B$5])/[.$B$4]" office:value-type="float" office:value="0.0000000001">
            <text:p>1.00E-10</text:p>
          </table:table-cell>
          <table:table-cell office:value-type="string">
            <text:p>farad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var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SI basis</text:p>
          </table:table-cell>
          <table:table-cell table:style-name="ce1" office:value-type="string">
            <text:p>SI alt</text:p>
          </table:table-cell>
          <table:table-cell table:style-name="ce4" office:value-type="string">
            <text:p>SI val</text:p>
          </table:table-cell>
          <table:table-cell table:style-name="ce6" office:value-type="string">
            <text:p>std units</text:p>
          </table:table-cell>
          <table:table-cell table:style-name="ce8" office:value-type="string">
            <text:p>norm units</text:p>
          </table:table-cell>
          <table:table-cell table:style-name="ce10" office:value-type="string">
            <text:p>rounded</text:p>
          </table:table-cell>
          <table:table-cell table:number-columns-repeated="2"/>
        </table:table-row>
        <table:table-row table:style-name="ro2">
          <table:table-cell office:value-type="string">
            <text:p>dv/dt</text:p>
          </table:table-cell>
          <table:table-cell office:value-type="string">
            <text:p>V / s</text:p>
          </table:table-cell>
          <table:table-cell office:value-type="string">
            <text:p>volt/sec</text:p>
          </table:table-cell>
          <table:table-cell table:number-columns-repeated="7"/>
        </table:table-row>
        <table:table-row table:style-name="ro2">
          <table:table-cell office:value-type="string">
            <text:p>C</text:p>
          </table:table-cell>
          <table:table-cell office:value-type="string">
            <text:p>pf</text:p>
          </table:table-cell>
          <table:table-cell office:value-type="string">
            <text:p>sec/ohm</text:p>
          </table:table-cell>
          <table:table-cell office:value-type="string">
            <text:p>s*A/V</text:p>
          </table:table-cell>
          <table:table-cell table:formula="of:=281 *0.000000000001" office:value-type="float" office:value="0.000000000281">
            <text:p>2.81E-10</text:p>
          </table:table-cell>
          <table:table-cell office:value-type="string">
            <text:p>281 pF</text:p>
          </table:table-cell>
          <table:table-cell table:formula="of:=[.E12]/[.$B$7]" office:value-type="float" office:value="2.81">
            <text:p>2.8100</text:p>
          </table:table-cell>
          <table:table-cell/>
          <table:table-cell office:value-type="string">
            <text:p>dt=</text:p>
          </table:table-cell>
          <table:table-cell table:formula="of:=1/[.G12]" office:value-type="float" office:value="0.355871886120996">
            <text:p>0.36</text:p>
          </table:table-cell>
        </table:table-row>
        <table:table-row table:style-name="ro1">
          <table:table-cell office:value-type="string">
            <text:p>g_l</text:p>
          </table:table-cell>
          <table:table-cell office:value-type="string">
            <text:p>nS</text:p>
          </table:table-cell>
          <table:table-cell office:value-type="string">
            <text:p>1/ohm</text:p>
          </table:table-cell>
          <table:table-cell office:value-type="string">
            <text:p>A/V</text:p>
          </table:table-cell>
          <table:table-cell table:formula="of:=30 *0.000000001" office:value-type="float" office:value="0.00000003">
            <text:p>3.00E-08</text:p>
          </table:table-cell>
          <table:table-cell office:value-type="string">
            <text:p>30 nS</text:p>
          </table:table-cell>
          <table:table-cell table:formula="of:=[.E13]/[.$B$6]" office:value-type="float" office:value="0.3">
            <text:p>0.3000</text:p>
          </table:table-cell>
          <table:table-cell table:number-columns-repeated="3"/>
        </table:table-row>
        <table:table-row table:style-name="ro1">
          <table:table-cell office:value-type="string">
            <text:p>g_l * (E_l – V_m)</text:p>
          </table:table-cell>
          <table:table-cell office:value-type="string">
            <text:p>(A/V) * V = A</text:p>
          </table:table-cell>
          <table:table-cell office:value-type="string">
            <text:p>amp</text:p>
          </table:table-cell>
          <table:table-cell table:number-columns-repeated="7"/>
        </table:table-row>
        <table:table-row table:style-name="ro1">
          <table:table-cell office:value-type="string">
            <text:p>g_l * (E_l – V_m) / C</text:p>
          </table:table-cell>
          <table:table-cell office:value-type="string">
            <text:p>A / (s * A / V) = V / s</text:p>
          </table:table-cell>
          <table:table-cell office:value-type="string">
            <text:p>volt/sec</text:p>
          </table:table-cell>
          <table:table-cell table:number-columns-repeated="7"/>
        </table:table-row>
        <table:table-row table:style-name="ro1">
          <table:table-cell office:value-type="string">
            <text:p>E_l</text:p>
          </table:table-cell>
          <table:table-cell office:value-type="string">
            <text:p>mV</text:p>
          </table:table-cell>
          <table:table-cell office:value-type="string">
            <text:p>volt</text:p>
          </table:table-cell>
          <table:table-cell/>
          <table:table-cell office:value-type="float" office:value="-0.07">
            <text:p>-7.00E-02</text:p>
          </table:table-cell>
          <table:table-cell office:value-type="string">
            <text:p>-70.6 mV</text:p>
          </table:table-cell>
          <table:table-cell table:formula="of:=([.E16]-[.$D$4])/[.$B$4]" office:value-type="float" office:value="0.3">
            <text:p>0.3000</text:p>
          </table:table-cell>
          <table:table-cell office:value-type="float" office:value="0.3">
            <text:p>0.30</text:p>
          </table:table-cell>
          <table:table-cell table:number-columns-repeated="2"/>
        </table:table-row>
        <table:table-row table:style-name="ro1">
          <table:table-cell office:value-type="string">
            <text:p>E_e</text:p>
          </table:table-cell>
          <table:table-cell office:value-type="string">
            <text:p>mV</text:p>
          </table:table-cell>
          <table:table-cell table:number-columns-repeated="2"/>
          <table:table-cell office:value-type="float" office:value="0">
            <text:p>0.00E+00</text:p>
          </table:table-cell>
          <table:table-cell office:value-type="string">
            <text:p>0 mV</text:p>
          </table:table-cell>
          <table:table-cell table:formula="of:=([.E17]-[.$D$4])/[.$B$4]" office:value-type="float" office:value="1">
            <text:p>1.0000</text:p>
          </table:table-cell>
          <table:table-cell office:value-type="float" office:value="1">
            <text:p>1.00</text:p>
          </table:table-cell>
          <table:table-cell table:number-columns-repeated="2"/>
        </table:table-row>
        <table:table-row table:style-name="ro1">
          <table:table-cell office:value-type="string">
            <text:p>E_i</text:p>
          </table:table-cell>
          <table:table-cell office:value-type="string">
            <text:p>mV</text:p>
          </table:table-cell>
          <table:table-cell table:number-columns-repeated="2"/>
          <table:table-cell table:formula="of:=-75*0.001" office:value-type="float" office:value="-0.075">
            <text:p>-7.50E-02</text:p>
          </table:table-cell>
          <table:table-cell office:value-type="string">
            <text:p>-75 mV</text:p>
          </table:table-cell>
          <table:table-cell table:formula="of:=([.E18]-[.$D$4])/[.$B$4]" office:value-type="float" office:value="0.25">
            <text:p>0.2500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office:value-type="string">
            <text:p>spike_thr</text:p>
          </table:table-cell>
          <table:table-cell office:value-type="string">
            <text:p>mV</text:p>
          </table:table-cell>
          <table:table-cell table:number-columns-repeated="2"/>
          <table:table-cell table:formula="of:=20*0.001" office:value-type="float" office:value="0.02">
            <text:p>2.00E-02</text:p>
          </table:table-cell>
          <table:table-cell office:value-type="string">
            <text:p>20 mV</text:p>
          </table:table-cell>
          <table:table-cell table:formula="of:=([.E19]-[.$D$4])/[.$B$4]" office:value-type="float" office:value="1.2">
            <text:p>1.2000</text:p>
          </table:table-cell>
          <table:table-cell office:value-type="float" office:value="1.2">
            <text:p>1.20</text:p>
          </table:table-cell>
          <table:table-cell table:number-columns-repeated="2"/>
        </table:table-row>
        <table:table-row table:style-name="ro2">
          <table:table-cell office:value-type="string">
            <text:p>act_thr</text:p>
          </table:table-cell>
          <table:table-cell office:value-type="string">
            <text:p>mv</text:p>
          </table:table-cell>
          <table:table-cell table:number-columns-repeated="2"/>
          <table:table-cell office:value-type="float" office:value="-0.05">
            <text:p>-5.00E-02</text:p>
          </table:table-cell>
          <table:table-cell office:value-type="string">
            <text:p>-50.4 mV</text:p>
          </table:table-cell>
          <table:table-cell table:formula="of:=([.E20]-[.$D$4])/[.$B$4]" office:value-type="float" office:value="0.5">
            <text:p>0.5000</text:p>
          </table:table-cell>
          <table:table-cell office:value-type="float" office:value="0.5">
            <text:p>0.50</text:p>
          </table:table-cell>
          <table:table-cell table:number-columns-repeated="2"/>
        </table:table-row>
        <table:table-row table:style-name="ro2">
          <table:table-cell office:value-type="string">
            <text:p>excit_current_to_slow_spike</text:p>
          </table:table-cell>
          <table:table-cell office:value-type="string">
            <text:p>nA</text:p>
          </table:table-cell>
          <table:table-cell office:value-type="string">
            <text:p>amp</text:p>
          </table:table-cell>
          <table:table-cell/>
          <table:table-cell office:value-type="float" office:value="0.000000001">
            <text:p>1.00E-09</text:p>
          </table:table-cell>
          <table:table-cell office:value-type="string">
            <text:p>1 nA</text:p>
          </table:table-cell>
          <table:table-cell table:style-name="ce5" table:formula="of:=[.E21]/[.$B$5]" office:value-type="float" office:value="0.1">
            <text:p>0.1</text:p>
          </table:table-cell>
          <table:table-cell table:number-columns-repeated="3"/>
        </table:table-row>
        <table:table-row table:style-name="ro2">
          <table:table-cell office:value-type="string">
            <text:p>excit_g_to_slow_spike</text:p>
          </table:table-cell>
          <table:table-cell office:value-type="string">
            <text:p>nS</text:p>
          </table:table-cell>
          <table:table-cell table:number-columns-repeated="2"/>
          <table:table-cell table:formula="of:=[.E21]/([.E17]-[.E20])" office:value-type="float" office:value="0.00000002">
            <text:p>2.00E-08</text:p>
          </table:table-cell>
          <table:table-cell/>
          <table:table-cell table:formula="of:=[.E22]/[.$B$6]" office:value-type="float" office:value="0.2">
            <text:p>0.2000</text:p>
          </table:table-cell>
          <table:table-cell table:number-columns-repeated="3"/>
        </table:table-row>
        <table:table-row table:style-name="ro1">
          <table:table-cell office:value-type="string">
            <text:p>DeltaT</text:p>
          </table:table-cell>
          <table:table-cell office:value-type="string">
            <text:p>mV</text:p>
          </table:table-cell>
          <table:table-cell table:number-columns-repeated="2"/>
          <table:table-cell office:value-type="float" office:value="0.002">
            <text:p>2.00E-03</text:p>
          </table:table-cell>
          <table:table-cell office:value-type="string">
            <text:p>2 mV</text:p>
          </table:table-cell>
          <table:table-cell table:formula="of:=[.E23]/[.$B$4]" office:value-type="float" office:value="0.02">
            <text:p>0.0200</text:p>
          </table:table-cell>
          <table:table-cell table:number-columns-repeated="3"/>
        </table:table-row>
        <table:table-row table:style-name="ro2">
          <table:table-cell office:value-type="string">
            <text:p>g_e_dt_time</text:p>
          </table:table-cell>
          <table:table-cell office:value-type="string">
            <text:p>msec</text:p>
          </table:table-cell>
          <table:table-cell office:value-type="string">
            <text:p>secs</text:p>
          </table:table-cell>
          <table:table-cell/>
          <table:table-cell office:value-type="float" office:value="0.002728">
            <text:p>2.73E-03</text:p>
          </table:table-cell>
          <table:table-cell office:value-type="string">
            <text:p>2.728 ms</text:p>
          </table:table-cell>
          <table:table-cell table:formula="of:=[.E24]/[.$B$3]" office:value-type="float" office:value="2.728">
            <text:p>2.7280</text:p>
          </table:table-cell>
          <table:table-cell table:number-columns-repeated="3"/>
        </table:table-row>
        <table:table-row table:style-name="ro2">
          <table:table-cell office:value-type="string">
            <text:p>g_i_dt_time</text:p>
          </table:table-cell>
          <table:table-cell office:value-type="string">
            <text:p>msec</text:p>
          </table:table-cell>
          <table:table-cell table:number-columns-repeated="2"/>
          <table:table-cell office:value-type="float" office:value="0.01049">
            <text:p>1.05E-02</text:p>
          </table:table-cell>
          <table:table-cell office:value-type="string">
            <text:p>10.49 ms</text:p>
          </table:table-cell>
          <table:table-cell table:formula="of:=[.E25]/[.$B$3]" office:value-type="float" office:value="10.49">
            <text:p>10.4900</text:p>
          </table:table-cell>
          <table:table-cell table:number-columns-repeated="3"/>
        </table:table-row>
        <table:table-row table:style-name="ro2">
          <table:table-cell office:value-type="string">
            <text:p>adapt_dt_time</text:p>
          </table:table-cell>
          <table:table-cell office:value-type="string">
            <text:p>msec</text:p>
          </table:table-cell>
          <table:table-cell table:number-columns-repeated="2"/>
          <table:table-cell office:value-type="float" office:value="0.144">
            <text:p>1.44E-01</text:p>
          </table:table-cell>
          <table:table-cell office:value-type="string">
            <text:p>144 ms</text:p>
          </table:table-cell>
          <table:table-cell table:formula="of:=[.E26]/[.$B$3]" office:value-type="float" office:value="144">
            <text:p>144.0000</text:p>
          </table:table-cell>
          <table:table-cell table:number-columns-repeated="3"/>
        </table:table-row>
        <table:table-row table:style-name="ro1">
          <table:table-cell office:value-type="string">
            <text:p>adapt_vm_gain</text:p>
          </table:table-cell>
          <table:table-cell office:value-type="string">
            <text:p>nS</text:p>
          </table:table-cell>
          <table:table-cell office:value-type="string">
            <text:p>siemens</text:p>
          </table:table-cell>
          <table:table-cell/>
          <table:table-cell office:value-type="float" office:value="0.000000004">
            <text:p>4.00E-09</text:p>
          </table:table-cell>
          <table:table-cell office:value-type="string">
            <text:p>4 nS</text:p>
          </table:table-cell>
          <table:table-cell table:formula="of:=[.E27]/[.$B$6]" office:value-type="float" office:value="0.04">
            <text:p>0.0400</text:p>
          </table:table-cell>
          <table:table-cell table:number-columns-repeated="3"/>
        </table:table-row>
        <table:table-row table:style-name="ro1">
          <table:table-cell office:value-type="string">
            <text:p>adapt_spike_gain</text:p>
          </table:table-cell>
          <table:table-cell office:value-type="string">
            <text:p>nA</text:p>
          </table:table-cell>
          <table:table-cell office:value-type="string">
            <text:p>amp</text:p>
          </table:table-cell>
          <table:table-cell/>
          <table:table-cell table:formula="of:=0.0805*0.000000001" office:value-type="float" office:value="0.0000000000805">
            <text:p>8.05E-11</text:p>
          </table:table-cell>
          <table:table-cell office:value-type="string">
            <text:p>0.0805 nA</text:p>
          </table:table-cell>
          <table:table-cell table:formula="of:=[.E28]/[.$B$5]" office:value-type="float" office:value="0.00805">
            <text:p>0.0081</text:p>
          </table:table-cell>
          <table:table-cell table:number-columns-repeated="3"/>
        </table:table-row>
        <table:table-row table:style-name="ro1">
          <table:table-cell office:value-type="string">
            <text:p>adapt</text:p>
          </table:table-cell>
          <table:table-cell/>
          <table:table-cell office:value-type="string">
            <text:p>amp</text:p>
          </table:table-cell>
          <table:table-cell table:number-columns-repeated="7"/>
        </table:table-row>
        <table:table-row table:style-name="ro1" table:number-rows-repeated="655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 number:grouping="true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04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all O'Reilly</meta:initial-creator>
    <meta:creation-date>2010-08-10T04:10:54</meta:creation-date>
    <dc:date>2010-08-13T04:44:56</dc:date>
    <dc:creator>Randall O'Reilly</dc:creator>
    <meta:editing-duration>PT72H18M02S</meta:editing-duration>
    <meta:editing-cycles>6</meta:editing-cycles>
    <meta:generator>OpenOffice.org/3.2$Unix OpenOffice.org_project/320m12$Build-9483</meta:generator>
    <meta:document-statistic meta:table-count="3" meta:cell-count="128" meta:object-count="0"/>
  </office:meta>
</office:document-meta>
</file>